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cestorValu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start( String name , 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endEscapeString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Query.e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registerOutParameters( CallableStatement c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Query.execut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Query.serializeRo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uery.setOutParameter( int pos , String typ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.ope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QLTransformer.start( String uri , String prefix , String name , Attributes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.setColumnCase( String columnCa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QLTransformer.endSubstituteValu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setup( SourceResolver resolver , Map objectModel , String sourc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.getColumnName( String colum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QLTransformer.stream( String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QLTransformer.startOutParameterElement(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QLTransformer.endInParameter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Query( Quer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.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startExecuteQuery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QLTransformer.endXml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uery.executeQuery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SQLTransformer.endOutParameter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data(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Transformer.endTransformingElement( String uri , String name , String raw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QLTransformer.endQuery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ery.serializeResultSet( ResultSet 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QL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clos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Query.registerInXmlParamet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QLTransformer.startSubstituteValueElement( Attributes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QLTransformer.startAncestorValueElement( Attributes attrib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QLTransformer.SQL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setInParameter( int pos , String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.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Query.addNestedQuery( Query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setInXmlParameter( int pos , String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.serializeData(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QLTransformer.end( String uri , String prefix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QLTransformer.startInXmlParameterElement(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QLTransformer.startQueryElement( Attributes attribut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QLTransformer.startValueElemen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QLTransformer.startTransformingElement( String uri , String name , String raw , Attributes attribut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QLTransformer.nsQualify( String name ,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QLTransformer.open( Parameters param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Query.setUpdate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startEscapeStringElement(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Query.registerInParamet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uery.serializeStoredProcedur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QLTransformer.endValue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QLTransformer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.getNrOfRow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QLTransformer.endAncestorValu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endInXmlParameter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cestorValue.AncestorValue( int lev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Transformer.throwIllegalStat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endExecuteQuery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Query.addQueryPart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Transformer.getAttributeValue( Attributes attr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.getColumnValue( ResultSet r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QLTransformer.name( Parameters param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QLTransforme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Query.setParameter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.getStringValue( Object objec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QLTransformer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QLTransformer.endTextRecor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.getColumn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Transformer.startInParameterElement(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QLTransformer.startXmlElement(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Query.setStoredProcedure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